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0986" officeooo:paragraph-rsid="00010986"/>
    </style:style>
    <style:style style:name="P2" style:family="paragraph" style:parent-style-name="Standard">
      <style:text-properties officeooo:rsid="00012587" officeooo:paragraph-rsid="00012587"/>
    </style:style>
    <style:style style:name="P3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000000" loext:opacity="100%" style:font-name="Liberation Serif" officeooo:rsid="00012587" officeooo:paragraph-rsid="00012587" fo:background-color="#ffffff"/>
    </style:style>
    <style:style style:name="P4" style:family="paragraph" style:parent-style-name="Standard">
      <style:text-properties style:font-name="Liberation Serif" officeooo:rsid="00012587" officeooo:paragraph-rsid="00012587" fo:background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bababa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font-size="10pt" fo:font-style="normal" fo:font-weight="normal" style:font-size-asian="10pt" style:font-style-asian="normal" style:font-weight-asian="normal"/>
    </style:style>
    <style:style style:name="T9" style:family="text">
      <style:text-properties fo:font-size="10pt" fo:font-style="normal" fo:font-weight="normal" style:font-size-asian="10pt" style:font-style-asian="normal" style:font-weight-asian="normal"/>
    </style:style>
    <style:style style:name="T10" style:family="text">
      <style:text-properties fo:font-size="10pt" fo:font-style="normal" fo:font-weight="normal" style:font-size-asian="10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DE ANDROID</text:p>
      <text:p text:style-name="P2">android:textColor=”@color/red” → Cambiar el color al texto</text:p>
      <text:p text:style-name="P3"><text:span text:style-name="T8">app</text:span><text:span text:style-name="T8">:backgroundTint</text:span><text:span text:style-name="T8">="@color/red" → Cambiar el color de fondo</text:span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7T09:16:30.923000000</meta:creation-date>
    <dc:date>2022-10-07T09:43:19.340000000</dc:date>
    <meta:editing-duration>PT16M37S</meta:editing-duration>
    <meta:editing-cycles>2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3" meta:word-count="17" meta:character-count="136" meta:non-whitespace-character-count="122"/>
  </office:meta>
</office:document-meta>
</file>